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904a" officeooo:paragraph-rsid="0016904a"/>
    </style:style>
    <style:style style:name="T1" style:family="text">
      <style:text-properties officeooo:rsid="001760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">du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4:52:33.347000000</meta:creation-date>
    <dc:date>2017-10-17T04:54:07.240000000</dc:date>
    <meta:editing-duration>PT1M35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